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_20_"><text:span text:style-name="T7"><office:annotation><dc:creator>sde </dc:creator><dc:date>2011-07-27T10:01:44</dc:date><text:p text:style-name="P5"><text:span text:style-name="T13">do text if not len(self.getApplicants()) &gt; 1</text:span></text:p><text:p text:style-name="P5"><text:span text:style-name="T12">from xhtml(tool.decorateHTML('UrbanAddress',applicantobj.getSignaletic(withaddress=True,linebyline=True)))</text:span></text:p></office:annotation></text:span><text:span text:style-name="T7">Titre Nom Prénom<text:line-break/>Adresse ligne1<text:line-break/>Adresse ligne2</text:span></text:p><text:p text:style-name="P3"/><text:p text:style-name="UrbanBody_20_"><text:span text:style-name="T7"><office:annotation><dc:creator>sde </dc:creator><dc:date>2011-07-27T10:01:59</dc:date><text:p text:style-name="P5"><text:span text:style-name="T13">do text if len(self.getApplicants()) &gt; 1</text:span></text:p></office:annotation></text:span><text:span text:style-name="T7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5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Accusé de réception d'un permis d'environnement classe 1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/>
      <text:p text:style-name="Standard">Je soussigné,</text:p>
      <text:p text:style-name="Standard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Standard">conformément aux dispositions prescrites à l’article 14 § 1<text:span text:style-name="T6">er</text:span> du décret du 11 mars 1999 relatif au permis d’environnement, atteste avoir reçu un dossier de permis d'environnement pour un établissement de classe 1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Standard"/>
      <text:p text:style-name="Standard">Nous restons à votre disposition pour tout renseignement complémentaire et vous prions d’agréer, <text:text-input text:description="Demandeur-Titre">applicantobj.getPersonTitleValue()</text:text-input>, nos sincères salutations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0T14:23:56</dc:date>
    <dc:language>fr-FR</dc:language>
    <meta:editing-cycles>68</meta:editing-cycles>
    <meta:editing-duration>P1DT8H15M36S</meta:editing-duration>
    <dc:creator>Simon Delcourt</dc:creator>
    <meta:document-statistic meta:table-count="0" meta:image-count="0" meta:object-count="0" meta:page-count="1" meta:paragraph-count="19" meta:word-count="121" meta:character-count="1067" meta:non-whitespace-character-count="970"/>
    <meta:user-defined meta:name="Info 1"/>
    <meta:user-defined meta:name="Info 2"/>
    <meta:user-defined meta:name="Info 3"/>
    <meta:user-defined meta:name="Info 4"/>
  </office:meta>
</office:document-meta>
</file>